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d19" officeooo:paragraph-rsid="001e4d19"/>
    </style:style>
    <style:style style:name="P2" style:family="paragraph" style:parent-style-name="Standard">
      <style:text-properties officeooo:rsid="001ecff2" officeooo:paragraph-rsid="001ecff2"/>
    </style:style>
    <style:style style:name="T1" style:family="text">
      <style:text-properties officeooo:rsid="001ecf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Basic commands for github</text:p>
      <text:p text:style-name="P1">C<text:span text:style-name="T1">opy </text:span><text:s text:c="2"/>(move) mv <text:s/>a programs <text:s text:c="2"/></text:p>
      <text:p text:style-name="P1">./ <text:s/>here</text:p>
      <text:p text:style-name="P1"/>
      <text:p text:style-name="P1">en <text:s/>git</text:p>
      <text:p text:style-name="P1"/>
      <text:p text:style-name="P1">git add *(todo) </text:p>
      <text:p text:style-name="P1">git add <text:s/>--all</text:p>
      <text:p text:style-name="P1">git commit <text:s/>-m <text:s text:c="2"/>“tonces que” ( confirmar)</text:p>
      <text:p text:style-name="P1">git pus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9:23:05.214379499</meta:creation-date>
    <dc:date>2019-08-20T16:43:18.381790630</dc:date>
    <meta:editing-duration>PT20M4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9" meta:character-count="152" meta:non-whitespace-character-count="118"/>
  </office:meta>
</office:document-meta>
</file>